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loext:padding="0.049cm" loext:border="0.06pt solid #e3e3e3"/>
    </style:style>
    <style:style style:name="P2" style:family="paragraph" style:parent-style-name="Text_20_body">
      <style:paragraph-properties fo:margin-left="0cm" fo:margin-right="0cm" fo:text-indent="0cm" style:auto-text-indent="false" fo:padding="0.049cm" fo:border="0.06pt solid #e3e3e3"/>
    </style:style>
    <style:style style:name="P3"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4"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5"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6" style:family="paragraph" style:parent-style-name="Text_20_body" style:list-style-name="L1">
      <style:paragraph-properties fo:margin-left="0cm" fo:margin-right="0cm" fo:text-indent="0cm" style:auto-text-indent="false" fo:padding="0.049cm" fo:border="0.06pt solid #e3e3e3"/>
      <style:text-properties loext:padding="0.049cm" loext:border="0.06pt solid #e3e3e3"/>
    </style:style>
    <style:style style:name="P7" style:family="paragraph" style:parent-style-name="Text_20_body">
      <style:paragraph-properties fo:margin-left="0cm" fo:margin-right="0cm" fo:text-indent="0cm" style:auto-text-indent="false" fo:padding="0.049cm" fo:border="0.06pt solid #e3e3e3"/>
      <style:text-properties officeooo:paragraph-rsid="0003e583" loext:padding="0.049cm" loext:border="0.06pt solid #e3e3e3"/>
    </style:style>
    <style:style style:name="T1" style:family="text">
      <style:text-properties loext:padding="0.049cm" loext:border="0.06pt solid #e3e3e3"/>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mos un grupo de 3 personas. Debemos hacer un proyecto. Pero no va a tener nota ni nada, por eso me lo vas a hacer tu. Necesito documentar ciertas cosas y ahi es donde me vas a yudar. El proyecto será un "Gestor de gastos". Te explico en que consistirá la web/aplicacion y así entras en concepto para poder redactar. Es un gestor de gastos el cual puede ser utilizado para muchas cosas, desde gestionar gastos mensuales, gastos de un viaje, gastos de una excursion, cena de empresa... Pero algo temporal por asi decirlo, es decir, habrá un periodo que habrá que indicar para que el gesto vaya calculando todo. La app tendrá un "presupuesto inicial" o algo similiar, que sera una cantidad de dinero que se le indicará y el gestor irá descontando de ahi, segun le introduzcamos gastos. Cada gasto tendrá obligatoriamente una etiqueta la cual se utilizará para clasificar los gastos y así más adelante, poder ver un historial para saber "en que " nos hemos gastado el dinero. Etiquetas de ejemplo pueden ser: ocio, facturas, caprichos, comida, reparaciones, medicamentos, repostar(gasolina), y otras similiares. El nombre será SpendSmart. Y está formada por 3 personas, debemos decir "Quienes somos" con lo cual, en ese apartado puedes redactar algo ficticio sobre cada uno. Yo te digo por ejemplo algo que le gusta a cada uno y tu te inventas el resto. Persona1: Gamer Persona2: Historiador Persona3: Diseñador Por cierto, debe estar todo en Markdown. Estas son las fases que debes seguir y hacer(están en valenciano): 0. Promoció -Nom de l'aplicació -Descripció en una frase -Quí som 1. Planificació -Necessitat de l'aplicació (porque alguien necesitaria esta app) -Altres solucions existents (apps parecidas que ya existen) -Principals funcionalitats (principales funcionalidades de nuestra app. Lo que te he dicho antes, y si se te ocurre algo más y mejor añadelo y me lo muestras) -Guia d'estil (esto no se que es) </text:p>
      <text:section text:style-name="Sect1" text:name="composer-background">
        <text:section text:style-name="Sect1" text:name="prompt-textarea">
          <text:p text:style-name="P2"/>
          <text:p text:style-name="P2"/>
          <text:p text:style-name="P3"/>
        </text:section>
      </text:section>
      <text:list text:style-name="L1">
        <text:list-item>
          <text:p text:style-name="P5">Crear una imagen</text:p>
        </text:list-item>
        <text:list-item>
          <text:p text:style-name="P5">Sorpréndeme</text:p>
        </text:list-item>
        <text:list-item>
          <text:p text:style-name="P5">Código</text:p>
        </text:list-item>
        <text:list-item>
          <text:p text:style-name="P5">Analizar datos</text:p>
        </text:list-item>
        <text:list-item>
          <text:p text:style-name="P6">Dar ideas</text:p>
        </text:list-item>
      </text:list>
      <text:p text:style-name="P4">Más</text:p>
      <text:p text:style-name="P4"/>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3T19:21:18.677000000</meta:creation-date>
    <dc:date>2024-12-13T19:24:13.120000000</dc:date>
    <meta:editing-duration>PT2M54S</meta:editing-duration>
    <meta:editing-cycles>1</meta:editing-cycles>
    <meta:document-statistic meta:table-count="0" meta:image-count="0" meta:object-count="0" meta:page-count="1" meta:paragraph-count="7" meta:word-count="334" meta:character-count="1982" meta:non-whitespace-character-count="1659"/>
    <meta:generator>LibreOffice/24.2.5.2$Windows_X86_64 LibreOffice_project/bffef4ea93e59bebbeaf7f431bb02b1a39ee8a59</meta:generator>
  </office:meta>
</office:document-meta>
</file>